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38f5" officeooo:paragraph-rsid="001a38f5"/>
    </style:style>
    <style:style style:name="P2" style:family="paragraph" style:parent-style-name="Standard">
      <style:text-properties officeooo:paragraph-rsid="001be6e0"/>
    </style:style>
    <style:style style:name="P3" style:family="paragraph" style:parent-style-name="Standard">
      <style:text-properties officeooo:rsid="001be6e0" officeooo:paragraph-rsid="001be6e0"/>
    </style:style>
    <style:style style:name="P4" style:family="paragraph" style:parent-style-name="Standard">
      <style:text-properties officeooo:rsid="001c5d0c" officeooo:paragraph-rsid="001c5d0c"/>
    </style:style>
    <style:style style:name="P5" style:family="paragraph" style:parent-style-name="Standard">
      <style:text-properties fo:font-weight="bold" officeooo:rsid="001e3fe8" officeooo:paragraph-rsid="001e3fe8" style:font-weight-asian="bold" style:font-weight-complex="bold"/>
    </style:style>
    <style:style style:name="P6" style:family="paragraph" style:parent-style-name="Standard">
      <style:text-properties fo:font-weight="bold" officeooo:rsid="001a38f5" officeooo:paragraph-rsid="001be6e0" style:font-weight-asian="bold" style:font-weight-complex="bold"/>
    </style:style>
    <style:style style:name="P7" style:family="paragraph" style:parent-style-name="Standard">
      <style:text-properties fo:font-weight="bold" officeooo:rsid="001be6e0" officeooo:paragraph-rsid="001be6e0" style:font-weight-asian="bold" style:font-weight-complex="bold"/>
    </style:style>
    <style:style style:name="P8" style:family="paragraph" style:parent-style-name="Standard">
      <style:text-properties fo:font-weight="bold" officeooo:rsid="0028b45a" officeooo:paragraph-rsid="0028b45a" style:font-weight-asian="bold" style:font-weight-complex="bold"/>
    </style:style>
    <style:style style:name="P9" style:family="paragraph" style:parent-style-name="Standard">
      <style:text-properties fo:font-weight="bold" officeooo:rsid="0030450c" officeooo:paragraph-rsid="0030450c" style:font-weight-asian="bold" style:font-weight-complex="bold"/>
    </style:style>
    <style:style style:name="P10" style:family="paragraph" style:parent-style-name="Standard">
      <style:text-properties officeooo:rsid="0023f73b" officeooo:paragraph-rsid="0023f73b"/>
    </style:style>
    <style:style style:name="P11" style:family="paragraph" style:parent-style-name="Standard" style:list-style-name="L1">
      <style:text-properties officeooo:rsid="001a38f5" officeooo:paragraph-rsid="001be6e0"/>
    </style:style>
    <style:style style:name="P12" style:family="paragraph" style:parent-style-name="Standard">
      <style:text-properties officeooo:rsid="001a38f5" officeooo:paragraph-rsid="001a38f5"/>
    </style:style>
    <style:style style:name="P13" style:family="paragraph" style:parent-style-name="Standard" style:list-style-name="L1">
      <style:text-properties officeooo:rsid="001be6e0" officeooo:paragraph-rsid="001be6e0"/>
    </style:style>
    <style:style style:name="P14" style:family="paragraph" style:parent-style-name="Standard" style:list-style-name="L2">
      <style:text-properties officeooo:rsid="001be6e0" officeooo:paragraph-rsid="001be6e0"/>
    </style:style>
    <style:style style:name="P15" style:family="paragraph" style:parent-style-name="Standard" style:list-style-name="L2">
      <style:text-properties officeooo:rsid="001c5d0c" officeooo:paragraph-rsid="001c5d0c"/>
    </style:style>
    <style:style style:name="P16" style:family="paragraph" style:parent-style-name="Standard" style:list-style-name="L3">
      <style:text-properties officeooo:rsid="001e3fe8" officeooo:paragraph-rsid="001e3fe8"/>
    </style:style>
    <style:style style:name="P17" style:family="paragraph" style:parent-style-name="Standard" style:list-style-name="L3">
      <style:text-properties officeooo:rsid="001f08c6" officeooo:paragraph-rsid="001f08c6"/>
    </style:style>
    <style:style style:name="P18" style:family="paragraph" style:parent-style-name="Standard" style:list-style-name="L3">
      <style:text-properties officeooo:rsid="0020dbde" officeooo:paragraph-rsid="0020dbde"/>
    </style:style>
    <style:style style:name="P19" style:family="paragraph" style:parent-style-name="Standard" style:list-style-name="L3">
      <style:text-properties officeooo:rsid="00226ae2" officeooo:paragraph-rsid="00226ae2"/>
    </style:style>
    <style:style style:name="P20" style:family="paragraph" style:parent-style-name="Standard" style:list-style-name="L3">
      <style:text-properties officeooo:rsid="0023f73b" officeooo:paragraph-rsid="0023f73b"/>
    </style:style>
    <style:style style:name="P21" style:family="paragraph" style:parent-style-name="Standard" style:list-style-name="L4">
      <style:text-properties officeooo:paragraph-rsid="002a8a2d"/>
    </style:style>
    <style:style style:name="P22" style:family="paragraph" style:parent-style-name="Standard" style:list-style-name="L4">
      <style:text-properties fo:font-weight="normal" officeooo:rsid="0028b45a" officeooo:paragraph-rsid="0028b45a" style:font-weight-asian="normal" style:font-weight-complex="normal"/>
    </style:style>
    <style:style style:name="P23" style:family="paragraph" style:parent-style-name="Standard" style:list-style-name="L4">
      <style:text-properties fo:font-weight="normal" officeooo:rsid="002a6e15" officeooo:paragraph-rsid="002a6e15" style:font-weight-asian="normal" style:font-weight-complex="normal"/>
    </style:style>
    <style:style style:name="P24" style:family="paragraph" style:parent-style-name="Standard" style:list-style-name="L4">
      <style:text-properties fo:font-weight="normal" officeooo:rsid="002a8a2d" officeooo:paragraph-rsid="002a8a2d" style:font-weight-asian="normal" style:font-weight-complex="normal"/>
    </style:style>
    <style:style style:name="P25" style:family="paragraph" style:parent-style-name="Standard" style:list-style-name="L4">
      <style:text-properties fo:font-weight="normal" officeooo:rsid="002ad2b5" officeooo:paragraph-rsid="002ad2b5" style:font-weight-asian="normal" style:font-weight-complex="normal"/>
    </style:style>
    <style:style style:name="P26" style:family="paragraph" style:parent-style-name="Standard" style:list-style-name="L4">
      <style:text-properties fo:font-weight="normal" officeooo:rsid="002b6106" officeooo:paragraph-rsid="002b6106" style:font-weight-asian="normal" style:font-weight-complex="normal"/>
    </style:style>
    <style:style style:name="P27" style:family="paragraph" style:parent-style-name="Standard" style:list-style-name="L4">
      <style:text-properties fo:font-weight="normal" officeooo:rsid="002d460f" officeooo:paragraph-rsid="002d460f" style:font-weight-asian="normal" style:font-weight-complex="normal"/>
    </style:style>
    <style:style style:name="P28" style:family="paragraph" style:parent-style-name="Standard" style:list-style-name="L4">
      <style:text-properties fo:font-weight="normal" officeooo:rsid="002eb8df" officeooo:paragraph-rsid="002eb8df" style:font-weight-asian="normal" style:font-weight-complex="normal"/>
    </style:style>
    <style:style style:name="P29" style:family="paragraph" style:parent-style-name="Standard" style:list-style-name="L4">
      <style:text-properties fo:font-weight="normal" officeooo:rsid="002fdefc" officeooo:paragraph-rsid="002fdefc" style:font-weight-asian="normal" style:font-weight-complex="normal"/>
    </style:style>
    <style:style style:name="P30" style:family="paragraph" style:parent-style-name="Standard">
      <style:text-properties fo:font-weight="normal" officeooo:rsid="002fdefc" officeooo:paragraph-rsid="002fdefc" style:font-weight-asian="normal" style:font-weight-complex="normal"/>
    </style:style>
    <style:style style:name="P31" style:family="paragraph" style:parent-style-name="Standard">
      <style:text-properties fo:font-weight="normal" officeooo:rsid="0030450c" officeooo:paragraph-rsid="0030450c" style:font-weight-asian="normal" style:font-weight-complex="normal"/>
    </style:style>
    <style:style style:name="P32" style:family="paragraph" style:parent-style-name="Standard" style:list-style-name="L5">
      <style:text-properties fo:font-weight="normal" officeooo:rsid="00307c34" officeooo:paragraph-rsid="00307c34" style:font-weight-asian="normal" style:font-weight-complex="normal"/>
    </style:style>
    <style:style style:name="P33" style:family="paragraph" style:parent-style-name="Standard" style:list-style-name="L5">
      <style:text-properties fo:font-weight="normal" officeooo:rsid="00307c34" officeooo:paragraph-rsid="00345cc8" style:font-weight-asian="normal" style:font-weight-complex="normal"/>
    </style:style>
    <style:style style:name="P34" style:family="paragraph" style:parent-style-name="Standard" style:list-style-name="L4">
      <style:text-properties officeooo:rsid="002ad2b5" officeooo:paragraph-rsid="002ad2b5"/>
    </style:style>
    <style:style style:name="P35" style:family="paragraph" style:parent-style-name="Standard" style:list-style-name="L4">
      <style:text-properties officeooo:rsid="002b6106" officeooo:paragraph-rsid="002b6106"/>
    </style:style>
    <style:style style:name="P36" style:family="paragraph" style:parent-style-name="Standard" style:list-style-name="L4">
      <style:text-properties officeooo:rsid="002d460f" officeooo:paragraph-rsid="002d460f"/>
    </style:style>
    <style:style style:name="P37" style:family="paragraph" style:parent-style-name="Standard" style:list-style-name="L5">
      <style:text-properties officeooo:paragraph-rsid="00307c34"/>
    </style:style>
    <style:style style:name="P38" style:family="paragraph" style:parent-style-name="Standard" style:list-style-name="L5">
      <style:text-properties fo:font-weight="bold" officeooo:rsid="0030450c" officeooo:paragraph-rsid="0030450c" style:font-weight-asian="bold" style:font-weight-complex="bold"/>
    </style:style>
    <style:style style:name="P39" style:family="paragraph" style:parent-style-name="Standard" style:list-style-name="L5">
      <style:text-properties fo:font-weight="bold" officeooo:rsid="00307c34" officeooo:paragraph-rsid="00345cc8" style:font-weight-asian="bold" style:font-weight-complex="bold"/>
    </style:style>
    <style:style style:name="P40" style:family="paragraph" style:parent-style-name="Standard" style:list-style-name="L5">
      <style:text-properties fo:font-weight="bold" officeooo:rsid="003a64aa" officeooo:paragraph-rsid="003a64aa" style:font-weight-asian="bold" style:font-weight-complex="bold"/>
    </style:style>
    <style:style style:name="P41" style:family="paragraph" style:parent-style-name="Standard">
      <style:text-properties fo:font-weight="bold" officeooo:rsid="003a64aa" officeooo:paragraph-rsid="003a64aa" style:font-weight-asian="bold" style:font-weight-complex="bold"/>
    </style:style>
    <style:style style:name="P42" style:family="paragraph" style:parent-style-name="Standard">
      <style:text-properties fo:font-weight="bold" officeooo:rsid="003d47ae" officeooo:paragraph-rsid="003d47ae" style:font-weight-asian="bold" style:font-weight-complex="bold"/>
    </style:style>
    <style:style style:name="P43" style:family="paragraph" style:parent-style-name="Standard" style:list-style-name="L6">
      <style:text-properties fo:font-weight="bold" officeooo:rsid="003deafd" officeooo:paragraph-rsid="003deafd" style:font-weight-asian="bold" style:font-weight-complex="bold"/>
    </style:style>
    <style:style style:name="P44" style:family="paragraph" style:parent-style-name="Standard" style:list-style-name="L6">
      <style:text-properties fo:font-weight="bold" officeooo:rsid="0040eaa7" officeooo:paragraph-rsid="0040eaa7" style:font-weight-asian="bold" style:font-weight-complex="bold"/>
    </style:style>
    <style:style style:name="P45" style:family="paragraph" style:parent-style-name="Standard" style:list-style-name="L6">
      <style:text-properties fo:font-weight="bold" officeooo:rsid="0041cda9" officeooo:paragraph-rsid="0041cda9" style:font-weight-asian="bold" style:font-weight-complex="bold"/>
    </style:style>
    <style:style style:name="P46" style:family="paragraph" style:parent-style-name="Standard" style:list-style-name="L6">
      <style:text-properties fo:font-weight="bold" officeooo:rsid="00428084" officeooo:paragraph-rsid="00428084" style:font-weight-asian="bold" style:font-weight-complex="bold"/>
    </style:style>
    <style:style style:name="P47" style:family="paragraph" style:parent-style-name="Standard" style:list-style-name="L6">
      <style:text-properties fo:font-weight="bold" officeooo:rsid="0043d39f" officeooo:paragraph-rsid="0043d39f" style:font-weight-asian="bold" style:font-weight-complex="bold"/>
    </style:style>
    <style:style style:name="P48" style:family="paragraph" style:parent-style-name="Standard" style:list-style-name="L6">
      <style:text-properties fo:font-weight="bold" officeooo:rsid="0047849f" officeooo:paragraph-rsid="0047849f" style:font-weight-asian="bold" style:font-weight-complex="bold"/>
    </style:style>
    <style:style style:name="P49" style:family="paragraph" style:parent-style-name="Standard" style:list-style-name="L6">
      <style:text-properties fo:font-weight="bold" officeooo:rsid="00491f5e" officeooo:paragraph-rsid="00491f5e" style:font-weight-asian="bold" style:font-weight-complex="bold"/>
    </style:style>
    <style:style style:name="P50" style:family="paragraph" style:parent-style-name="Standard" style:list-style-name="L6">
      <style:text-properties fo:font-weight="bold" officeooo:rsid="004b45d0" officeooo:paragraph-rsid="004b45d0" style:font-weight-asian="bold" style:font-weight-complex="bold"/>
    </style:style>
    <style:style style:name="P51" style:family="paragraph" style:parent-style-name="Standard" style:list-style-name="L5">
      <style:text-properties style:text-underline-style="none" fo:font-weight="normal" officeooo:rsid="003279da" officeooo:paragraph-rsid="00345cc8" style:font-weight-asian="normal" style:font-weight-complex="normal"/>
    </style:style>
    <style:style style:name="P52" style:family="paragraph" style:parent-style-name="Standard" style:list-style-name="L5">
      <style:text-properties style:text-underline-style="none" fo:font-weight="normal" officeooo:rsid="003279da" officeooo:paragraph-rsid="003279da" style:font-weight-asian="normal" style:font-weight-complex="normal"/>
    </style:style>
    <style:style style:name="P53" style:family="paragraph" style:parent-style-name="Standard" style:list-style-name="L5">
      <style:text-properties style:text-underline-style="none" fo:font-weight="normal" officeooo:rsid="0033d99b" officeooo:paragraph-rsid="0033d99b" style:font-weight-asian="normal" style:font-weight-complex="normal"/>
    </style:style>
    <style:style style:name="P54" style:family="paragraph" style:parent-style-name="Standard" style:list-style-name="L5">
      <style:text-properties style:text-underline-style="none" fo:font-weight="normal" officeooo:rsid="00345cc8" officeooo:paragraph-rsid="00345cc8" style:font-weight-asian="normal" style:font-weight-complex="normal"/>
    </style:style>
    <style:style style:name="P55" style:family="paragraph" style:parent-style-name="Standard" style:list-style-name="L5">
      <style:text-properties style:text-underline-style="none" fo:font-weight="normal" officeooo:rsid="00367c0f" officeooo:paragraph-rsid="00367c0f" style:font-weight-asian="normal" style:font-weight-complex="normal"/>
    </style:style>
    <style:style style:name="P56" style:family="paragraph" style:parent-style-name="Standard" style:list-style-name="L5">
      <style:text-properties style:text-underline-style="none" fo:font-weight="normal" officeooo:rsid="0037a6fc" officeooo:paragraph-rsid="0037a6fc" style:font-weight-asian="normal" style:font-weight-complex="normal"/>
    </style:style>
    <style:style style:name="P57" style:family="paragraph" style:parent-style-name="Standard" style:list-style-name="L5">
      <style:text-properties style:text-underline-style="none" fo:font-weight="normal" officeooo:rsid="003994d3" officeooo:paragraph-rsid="003994d3" style:font-weight-asian="normal" style:font-weight-complex="normal"/>
    </style:style>
    <style:style style:name="P58" style:family="paragraph" style:parent-style-name="Standard">
      <style:paragraph-properties fo:margin-left="1.251cm" fo:margin-right="0cm" fo:text-indent="0cm" style:auto-text-indent="false"/>
      <style:text-properties fo:font-weight="normal" officeooo:rsid="0030450c" officeooo:paragraph-rsid="0030450c"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ecc7c"/>
    </style:style>
    <style:style style:name="T3" style:family="text">
      <style:text-properties officeooo:rsid="0020dbde"/>
    </style:style>
    <style:style style:name="T4" style:family="text">
      <style:text-properties officeooo:rsid="00226ae2"/>
    </style:style>
    <style:style style:name="T5" style:family="text">
      <style:text-properties fo:font-weight="normal" style:font-weight-asian="normal" style:font-weight-complex="normal"/>
    </style:style>
    <style:style style:name="T6" style:family="text">
      <style:text-properties fo:font-weight="normal" officeooo:rsid="002a8a2d" style:font-weight-asian="normal" style:font-weight-complex="normal"/>
    </style:style>
    <style:style style:name="T7" style:family="text">
      <style:text-properties fo:font-weight="normal" officeooo:rsid="002d460f" style:font-weight-asian="normal" style:font-weight-complex="normal"/>
    </style:style>
    <style:style style:name="T8" style:family="text">
      <style:text-properties fo:font-weight="normal" officeooo:rsid="002eb8df" style:font-weight-asian="normal" style:font-weight-complex="normal"/>
    </style:style>
    <style:style style:name="T9" style:family="text">
      <style:text-properties fo:font-weight="normal" officeooo:rsid="002fdefc" style:font-weight-asian="normal" style:font-weight-complex="normal"/>
    </style:style>
    <style:style style:name="T10" style:family="text">
      <style:text-properties fo:font-weight="normal" officeooo:rsid="00307c34" style:font-weight-asian="normal" style:font-weight-complex="normal"/>
    </style:style>
    <style:style style:name="T11" style:family="text">
      <style:text-properties fo:font-weight="normal" officeooo:rsid="003643e1" style:font-weight-asian="normal" style:font-weight-complex="normal"/>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31ece0" style:font-weight-asian="normal" style:font-weight-complex="normal"/>
    </style:style>
    <style:style style:name="T16" style:family="text">
      <style:text-properties style:text-underline-style="none" fo:font-weight="normal" officeooo:rsid="003994d3" style:font-weight-asian="normal" style:font-weight-complex="normal"/>
    </style:style>
    <style:style style:name="T17" style:family="text">
      <style:text-properties style:text-underline-style="none" fo:font-weight="normal" officeooo:rsid="0043d39f" style:font-weight-asian="normal" style:font-weight-complex="normal"/>
    </style:style>
    <style:style style:name="T18" style:family="text">
      <style:text-properties style:text-underline-style="none" fo:font-weight="normal" officeooo:rsid="0045cf84" style:font-weight-asian="normal" style:font-weight-complex="normal"/>
    </style:style>
    <style:style style:name="T19" style:family="text">
      <style:text-properties style:text-underline-style="none" fo:font-weight="normal" officeooo:rsid="0049d7a4" style:font-weight-asian="normal" style:font-weight-complex="normal"/>
    </style:style>
    <style:style style:name="T20" style:family="text">
      <style:text-properties style:text-underline-style="none" officeooo:rsid="003994d3"/>
    </style:style>
    <style:style style:name="T21" style:family="text">
      <style:text-properties officeooo:rsid="0040eaa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rear proyecto django:</text:span> django-admin startproject ProyectoXX</text:p>
      <text:p text:style-name="P1"/>
      <text:p text:style-name="P1"><text:span text:style-name="T1">Arrancar proyecto (en la carpeta de manage.py):</text:span> python3 manage.py runserver</text:p>
      <text:p text:style-name="P2"/>
      <text:p text:style-name="P6">Crear una aplicación:</text:p>
      <text:list xml:id="list2043493521" text:style-name="L1">
        <text:list-item>
          <text:p text:style-name="P11">python3 manage.py startapp APPXX</text:p>
        </text:list-item>
        <text:list-item>
          <text:p text:style-name="P13">añadir la aplicación a settings.py del proyecto, en la zona INSTALLED_APPS <text:span text:style-name="T21">(el nombre que le dimos).</text:span></text:p>
        </text:list-item>
        <text:list-item>
          <text:p text:style-name="P13">comprobar que está correcta: python3 manage.py check APPXX</text:p>
        </text:list-item>
      </text:list>
      <text:p text:style-name="P3"/>
      <text:p text:style-name="P7">Crear una base de datos sqlite3:</text:p>
      <text:list xml:id="list3694817040" text:style-name="L2">
        <text:list-item>
          <text:p text:style-name="P14">Se crea en el archivo models.py de la aplicación una clase nueva por cada tabla que se quiere poner en la base de datos</text:p>
        </text:list-item>
        <text:list-item>
          <text:p text:style-name="P15">ejecutar: python3 manage.py makemigrations. Crea un archivo .py en la carpeta migrations de la aplicación en la que creamos la base de datos. Comienza por un número (0001, por ejemplo), que hay que usar en un paso posterior.</text:p>
        </text:list-item>
        <text:list-item>
          <text:p text:style-name="P15">Ejecutar: python3 manage.py sqlmigrate APPXX 0001 (el número de antes). Aparecen los comandos SQL de creación de las tablas (las de las clases que creamos en models.py).</text:p>
        </text:list-item>
        <text:list-item>
          <text:p text:style-name="P15">Ejecutar: python3 manage.py migrate. Crea la base de datos (crea más tablas de las que pusimos nosotros en models.py – <text:span text:style-name="T3">las tablas que no tengan un índice especificado lo crea django por defecto</text:span>).</text:p>
        </text:list-item>
      </text:list>
      <text:p text:style-name="P4"/>
      <text:p text:style-name="P5">Trabajar con las tablas sqlite3 <text:span text:style-name="T2">(desde terminal, aún no desde web)</text:span>:</text:p>
      <text:list xml:id="list3805070079" text:style-name="L3">
        <text:list-item>
          <text:p text:style-name="P16">abrimos el shell de python: python3 manage.py shell</text:p>
        </text:list-item>
        <text:list-item>
          <text:p text:style-name="P16">importamos modelo de la base de datos (en este caso trabajaremos con la tabla Articulos de la aplicación gestionPedidos): from gestionPedidos.models import Articulos</text:p>
        </text:list-item>
        <text:list-item>
          <text:p text:style-name="P16">Insertar registro (en Articulos, que tiene campos nombre, seccion y precio – <text:span text:style-name="T4">insert en sql</text:span>):</text:p>
          <text:list>
            <text:list-item>
              <text:p text:style-name="P16">creamos variable art = Articulos(nombre = ‘mesa’, seccion = ‘decoracion’, precio = 90) con esto creo la instrucción sql</text:p>
            </text:list-item>
            <text:list-item>
              <text:p text:style-name="P16">para aplicar el insert creado antes: art.save() y ejecuta la instrucción y la mete en la bbdd.</text:p>
            </text:list-item>
            <text:list-item>
              <text:p text:style-name="P17">También valdría en un sólo paso: art3 = Articulos.objects.create(nombre = 'taladro', seccion = 'ferreteria', precio = 65)</text:p>
            </text:list-item>
          </text:list>
        </text:list-item>
        <text:list-item>
          <text:p text:style-name="P18">Actualizar registros (update en sql):</text:p>
          <text:list>
            <text:list-item>
              <text:p text:style-name="P19">modificamos la mesa: art.precio = 95</text:p>
            </text:list-item>
            <text:list-item>
              <text:p text:style-name="P19">art.save()</text:p>
            </text:list-item>
          </text:list>
        </text:list-item>
        <text:list-item>
          <text:p text:style-name="P20">borrar registros (delete sql):</text:p>
          <text:list>
            <text:list-item>
              <text:p text:style-name="P20">borramos camisa: art5 = Articulos.objects.get(id = 2) – podemos borrar por id o por otro valor de parámetro.</text:p>
            </text:list-item>
            <text:list-item>
              <text:p text:style-name="P20">art5.delete()</text:p>
            </text:list-item>
          </text:list>
        </text:list-item>
        <text:list-item>
          <text:p text:style-name="P20">consulta (sql select):</text:p>
          <text:list>
            <text:list-item>
              <text:p text:style-name="P20">lista = Articulos.objects.all()</text:p>
            </text:list-item>
            <text:list-item>
              <text:p text:style-name="P20">si queresmos ver la instrucción sql pondríamos: lista.query.__str_₍)</text:p>
            </text:list-item>
          </text:list>
        </text:list-item>
      </text:list>
      <text:p text:style-name="P10"/>
      <text:p text:style-name="P8">POSTGRESQL</text:p>
      <text:list xml:id="list4221838883" text:style-name="L4">
        <text:list-item>
          <text:p text:style-name="P22">instalamos postgresql y pgadin (hay un error al instalar el pgadmin en mint, en uno de los comentarios aquí está resuelto: <text:a xlink:type="simple" xlink:href="https://stackoverflow.com/questions/69185413/cant-install-pgadmin4-repository-does-not-have-file" text:style-name="Internet_20_link" text:visited-style-name="Visited_20_Internet_20_Link">https://stackoverflow.com/questions/69185413/cant-install-pgadmin4-repository-does-not-have-file</text:a></text:p>
        </text:list-item>
        <text:list-item>
          <text:p text:style-name="P23">el desplegable de los servers aparecía vacío. Seguí esto para ponerlo en marcha: <text:a xlink:type="simple" xlink:href="https://www.youtube.com/watch?v=jhG2L4OWRY8" text:style-name="Internet_20_link" text:visited-style-name="Visited_20_Internet_20_Link">https://www.youtube.com/watch?v=jhG2L4OWRY8</text:a></text:p>
        </text:list-item>
        <text:list-item>
          <text:p text:style-name="P24">creamos la base de datos (se puede hacer en modo visual, lo hacemos en sql):</text:p>
          <text:list>
            <text:list-item>
              <text:p text:style-name="P24">botón derecho en la base de datos (postgres se llama en este caso) → query tool</text:p>
            </text:list-item>
            <text:list-item>
              <text:p text:style-name="P21"><text:soft-page-break/><text:span text:style-name="T6">escribimos comando sql: create database </text:span><text:span text:style-name="T7">a</text:span><text:span text:style-name="T6">rticulos</text:span><text:span text:style-name="T7">c</text:span><text:span text:style-name="T6">lientes y le damos al play para crearla (hay que actualizar en databases en el panel de la izquiera).</text:span></text:p>
            </text:list-item>
          </text:list>
        </text:list-item>
        <text:list-item>
          <text:p text:style-name="P34"><text:span text:style-name="T6">C</text:span><text:span text:style-name="T5">onectamos la base de datos con django:</text:span></text:p>
          <text:list>
            <text:list-item>
              <text:p text:style-name="P25">hay que instalar la librería psycopg2: en la carpeta del proyecto : pip3 install psycopg2-binary</text:p>
            </text:list-item>
            <text:list-item>
              <text:p text:style-name="P25">ahora cambiamos la configuración en settings.py para cambiar sql3 por postgreslq:</text:p>
              <text:list>
                <text:list-item>
                  <text:p text:style-name="P26">cambiamos en databases, engine por django.db.backends.postgresql_psycopg2</text:p>
                </text:list-item>
                <text:list-item>
                  <text:p text:style-name="P35"><text:span text:style-name="T5">ponemos el nombre nuevo (‘NAME’: ‘</text:span><text:span text:style-name="T7">a</text:span><text:span text:style-name="T5">rticulos</text:span><text:span text:style-name="T7">c</text:span><text:span text:style-name="T5">lientes’)</text:span></text:p>
                </text:list-item>
                <text:list-item>
                  <text:p text:style-name="P26">añadimos línea ‘USER’ : ‘postgres’</text:p>
                </text:list-item>
                <text:list-item>
                  <text:p text:style-name="P26">añadimos línea ‘PASSWORD’: ‘loquesea’</text:p>
                </text:list-item>
                <text:list-item>
                  <text:p text:style-name="P26">añadimos línea ‘HOST’: localhost</text:p>
                </text:list-item>
                <text:list-item>
                  <text:p text:style-name="P26">añadimos línea ‘DATABASE_PORT’: ‘5432’</text:p>
                </text:list-item>
              </text:list>
            </text:list-item>
            <text:list-item>
              <text:p text:style-name="P27">ahora hay que crear las tablas</text:p>
              <text:list>
                <text:list-item>
                  <text:p text:style-name="P36"><text:span text:style-name="T5">hacemos migraciones: python</text:span><text:span text:style-name="T8">3</text:span><text:span text:style-name="T5"> manage.py makemigrations </text:span><text:span text:style-name="T8">(no detecta cambios por no haber cambiado nada en las tablas de clases de antes).</text:span></text:p>
                </text:list-item>
                <text:list-item>
                  <text:p text:style-name="P28">Más migraciones: python3 manage.py migrate</text:p>
                </text:list-item>
                <text:list-item>
                  <text:p text:style-name="P28">si vamos a pgadmin ya están las tablas creadas en articulosclientes→schemas→tables</text:p>
                </text:list-item>
              </text:list>
            </text:list-item>
          </text:list>
        </text:list-item>
        <text:list-item>
          <text:p text:style-name="P29">introducimos ahora un registro en una de las tablas (podemos ver lo que hay en cada tabla pulsando botón derecho en la tabla→view/edit data → all rows):</text:p>
          <text:list>
            <text:list-item>
              <text:p text:style-name="P29">entramos en el shell en el terminal de vs code: python3 manage.py shell</text:p>
            </text:list-item>
            <text:list-item>
              <text:p text:style-name="P29">importamos la tabla: from gestionPedidos.models import Clientes</text:p>
            </text:list-item>
            <text:list-item>
              <text:p text:style-name="P29">definimos un cliente: cli = Clientes(nombre = 'Juan', direccion = 'Mi casa', tfno = '1234567')</text:p>
            </text:list-item>
            <text:list-item>
              <text:p text:style-name="P29">lo metemos: cli.save()</text:p>
            </text:list-item>
          </text:list>
        </text:list-item>
      </text:list>
      <text:p text:style-name="P30"/>
      <text:p text:style-name="P9">CONSULTAS SQL CON CRITERIOS</text:p>
      <text:p text:style-name="P31">(usamos postgre pero vale con cualquiera)</text:p>
      <text:list xml:id="list3210936589" text:style-name="L5">
        <text:list-item>
          <text:p text:style-name="P38"><text:span text:style-name="T5">añadimos unos cuantos registros a la tabla articulos (como hicimos antes en postgre o sqlite, con el shell): </text:span><text:span text:style-name="T9">python3 manage.py shell</text:span></text:p>
        </text:list-item>
      </text:list>
      <text:p text:style-name="P58">&gt;&gt;&gt; from gestionPedidos.models import Articulos</text:p>
      <text:p text:style-name="P58">&gt;&gt;&gt; art = Articulos(nombre = 'mesa', seccion = 'decoracion', precio = 90)</text:p>
      <text:p text:style-name="P58">&gt;&gt;&gt; art.save()</text:p>
      <text:p text:style-name="P58">&gt;&gt;&gt; art = Articulos(nombre = 'lampara', seccion = 'decoracion', precio = 70)</text:p>
      <text:p text:style-name="P58">&gt;&gt;&gt; art.save()</text:p>
      <text:p text:style-name="P58">&gt;&gt;&gt; art = Articulos(nombre = 'pantalon', seccion = 'confeccion', precio = 45)</text:p>
      <text:p text:style-name="P58">&gt;&gt;&gt; art.save()</text:p>
      <text:p text:style-name="P58">&gt;&gt;&gt; art = Articulos(nombre = 'destornillador', seccion = 'ferreteria', precio = 35)</text:p>
      <text:p text:style-name="P58">&gt;&gt;&gt; art.save()</text:p>
      <text:p text:style-name="P58">&gt;&gt;&gt; art = Articulos(nombre = 'balon', seccion = 'deportes', precio = 25)</text:p>
      <text:p text:style-name="P58">&gt;&gt;&gt; art.save()</text:p>
      <text:p text:style-name="P58">&gt;&gt;&gt; art = Articulos(nombre = 'raqueta', seccion = 'deportes', precio = 105)</text:p>
      <text:p text:style-name="P58">&gt;&gt;&gt; art.save()</text:p>
      <text:p text:style-name="P58">&gt;&gt;&gt; art = Articulos(nombre = 'muñeca', seccion = 'jugueteria', precio = 15)</text:p>
      <text:p text:style-name="P58">&gt;&gt;&gt; art.save()</text:p>
      <text:p text:style-name="P58">&gt;&gt;&gt; art = Articulos(nombre = 'tren electrico', seccion = 'jugueteria', precio = 135)</text:p>
      <text:p text:style-name="P58">&gt;&gt;&gt; art.save()</text:p>
      <text:list xml:id="list164210589240221" text:continue-numbering="true" text:style-name="L5">
        <text:list-item>
          <text:p text:style-name="P32">consulta de los artículos de la sección deportes en el shell:</text:p>
          <text:list>
            <text:list-item>
              <text:p text:style-name="P32">importamos: from gestionPedidos.models import Articulos</text:p>
            </text:list-item>
            <text:list-item>
              <text:p text:style-name="P37"><text:span text:style-name="T10">filter para usar where de sql (devuelve objeto queryset, con una </text:span><text:span text:style-name="T11">lista</text:span><text:span text:style-name="T10"> con los resultados): Articulos.objects.filter(seccion=’deportes’)</text:span></text:p>
            </text:list-item>
            <text:list-item>
              <text:p text:style-name="P39"><text:soft-page-break/><text:span text:style-name="T5">para verlo en formato legible hay que usar método </text:span><text:span text:style-name="T12">__</text:span><text:span text:style-name="T14">str</text:span><text:span text:style-name="T12">__</text:span><text:span text:style-name="T14">. </text:span><text:span text:style-name="T15">Hay que crear ese método en la clase donde creamos la tabla (models.py):</text:span></text:p>
              <text:p text:style-name="P33">def __str__(self):</text:p>
              <text:p text:style-name="P33">return 'El nombre es %s la seccion es %s y el precio es %s' %(self.nombre, self.seccion, self.precio)</text:p>
            </text:list-item>
            <text:list-item>
              <text:p text:style-name="P51">Después de crear el método hay que hacer las migraciones:</text:p>
              <text:list>
                <text:list-item>
                  <text:p text:style-name="P52">salimos del shell: exit</text:p>
                </text:list-item>
                <text:list-item>
                  <text:p text:style-name="P52">migración 1: python3 manage.py makemigrations</text:p>
                </text:list-item>
                <text:list-item>
                  <text:p text:style-name="P52">migración 2: python3 manage.py migrate</text:p>
                </text:list-item>
              </text:list>
            </text:list-item>
            <text:list-item>
              <text:p text:style-name="P53">volvemos al shell: python3 manage.py shell</text:p>
            </text:list-item>
            <text:list-item>
              <text:p text:style-name="P54">repetimos la importación y el comando con filter (paso 2) y tenemos la descripción en el resultado (&lt;QuerySet [&lt;Articulos: El nombre es balon la seccion es deportes y el precio es 25&gt;, &lt;Articulos: El nombre es raqueta la seccion es deportes y el precio es 105&gt;]&gt;).</text:p>
            </text:list-item>
          </text:list>
        </text:list-item>
        <text:list-item>
          <text:p text:style-name="P55">para usar más de un criterio de búsqueda:</text:p>
          <text:list>
            <text:list-item>
              <text:p text:style-name="P55">buscamos una mesa que pertenezca a la sección de decoración (where seccion = decoracion and nombre = mesa)</text:p>
            </text:list-item>
            <text:list-item>
              <text:p text:style-name="P55">se separan las condiciones del filter con comas: Articulos.objects.filter(nombre = 'mesa', seccion='decoracion')</text:p>
            </text:list-item>
          </text:list>
        </text:list-item>
        <text:list-item>
          <text:p text:style-name="P56">para valores numéricos tenemos el problema de que el shell entiende los signos &lt; y &gt; como otras cosas.</text:p>
          <text:list>
            <text:list-item>
              <text:p text:style-name="P56">Habría que hacer: Articulos.objects.filter(seccion='deportes', precio__gte = 100) <text:s/>__gte= es great than or equal __lte, etc.</text:p>
            </text:list-item>
            <text:list-item>
              <text:p text:style-name="P56">se pueden encadenar para hacer rangos (&gt;30 &lt;50) o usar la función __range(30,50)</text:p>
            </text:list-item>
          </text:list>
        </text:list-item>
        <text:list-item>
          <text:p text:style-name="P57">para ordenar los registros:</text:p>
          <text:list>
            <text:list-item>
              <text:p text:style-name="P57">que nos devuelva todos los registros mayores de 50: Articulos.objects.filter(precio__gte=50). Así nos los devuelve sin ordenar por precio.</text:p>
            </text:list-item>
            <text:list-item>
              <text:p text:style-name="P57">Para ordenarlos además por precio: Articulos.objects.filter(precio__gte=50).order_by(‘precio’)</text:p>
            </text:list-item>
            <text:list-item>
              <text:p text:style-name="P40"><text:span text:style-name="T14">y si queremos que ordene de mayor a menor: </text:span><text:span text:style-name="T16">Articulos.objects.filter(precio__gte=50).order_by(‘-precio’)</text:span></text:p>
            </text:list-item>
          </text:list>
        </text:list-item>
      </text:list>
      <text:p text:style-name="P41"><text:span text:style-name="T16"/></text:p>
      <text:p text:style-name="P42"><text:span text:style-name="T20">P</text:span><text:span text:style-name="T13">ANEL DE ADMINISTRACIÓN</text:span></text:p>
      <text:list xml:id="list2022561450" text:style-name="L6">
        <text:list-item>
          <text:p text:style-name="P43"><text:span text:style-name="T14">Al crear el proyecto con startproject ya crea el panel de administracion (admin.py). En settings.py hay apartado de admin, y en urls.py hay una direccion /admin por defecto.</text:span></text:p>
        </text:list-item>
        <text:list-item>
          <text:p text:style-name="P43"><text:span text:style-name="T14">Primero hay que crear un superusuario con contraseña como administrador para poder entrar en el panel de administración: python3 manage.py createsuperuser</text:span></text:p>
        </text:list-item>
        <text:list-item>
          <text:p text:style-name="P44"><text:span text:style-name="T14">vamos a hacer que desde el panel de administración se puedan añadir clientes </text:span><text:span text:style-name="T17">(u otra cosa)</text:span><text:span text:style-name="T14"> a la tienda (insert en la base de datos):</text:span></text:p>
          <text:list>
            <text:list-item>
              <text:p text:style-name="P44"><text:span text:style-name="T14">abrimos admin.py (en gestionPedidos, la aplicación creada) e importamos la tabla: from gestionPedidos.models import Clientes</text:span></text:p>
            </text:list-item>
            <text:list-item>
              <text:p text:style-name="P44"><text:span text:style-name="T14">también registramos el modelo que acabamos de importar: admin.site.register(Clientes)</text:span></text:p>
            </text:list-item>
            <text:list-item>
              <text:p text:style-name="P44"><text:span text:style-name="T14">ya lo tenemos en administración (djando le pone al nombre una ‘s’ al final).</text:span></text:p>
            </text:list-item>
            <text:list-item>
              <text:p text:style-name="P45"><text:span text:style-name="T14">Lo mismo sería para añadir las otras dos tablas.</text:span></text:p>
            </text:list-item>
            <text:list-item>
              <text:p text:style-name="P46"><text:span text:style-name="T14">Los campos que pone en negrita son requeridos. Si queremos que sean opcionales hay que modificar el modelo de la base de datos. Ponemos la tabla clientes por ejemplo, en el campo de correo electrónico: email = models.EmailField(blank = True, null = True).</text:span></text:p>
            </text:list-item>
            <text:list-item>
              <text:p text:style-name="P47"><text:span text:style-name="T14">Para esto hay que hacer la migración: python3 manage.py makemigrations y python3 manage.py migrate</text:span></text:p>
            </text:list-item>
          </text:list>
        </text:list-item>
        <text:list-item>
          <text:p text:style-name="P47"><text:span text:style-name="T14">Si queremos que en el panel de administrador los nombres de los campos no sean iguales a los nombres de las tablas (django además pone la primera letra en mayúscula y borra los guiones bajos) vamos al archivo models.py y en método correspondiente añadimos verbose_name </text:span><text:span text:style-name="T18">= “texto”.</text:span></text:p>
        </text:list-item>
        <text:list-item>
          <text:p text:style-name="P48"><text:soft-page-break/><text:span text:style-name="T18">V</text:span><text:span text:style-name="T14">amos a definir el método string en el modelo para que en la lista de clientes no nos ponga “clientes object (x)”. hay que añadir el método __str__ en cada tabla que queramos devolviendo por ejemplo return self.nombre (y haciendo migración).</text:span></text:p>
        </text:list-item>
        <text:list-item>
          <text:p text:style-name="P49"><text:span text:style-name="T14">Para que no nos muestre sólo el nombre y nos ponga más información en donde está la lista de clientes (o lo que sea):</text:span></text:p>
          <text:list>
            <text:list-item>
              <text:p text:style-name="P49"><text:span text:style-name="T14">vamos a admin.py y creamos una clase (antes de registrar las tablas): class ClientesAdmin(admin.ModelAdmin)</text:span></text:p>
            </text:list-item>
            <text:list-item>
              <text:p text:style-name="P49"><text:span text:style-name="T14">con el método list_display añadimos lo que queremos mostrar: list_display </text:span><text:span text:style-name="T19">= </text:span><text:span text:style-name="T14">("nombre", "direccion", "tfno") - <text:s/>hay que poner los nombres igual que los campos.</text:span></text:p>
            </text:list-item>
            <text:list-item>
              <text:p text:style-name="P49"><text:span text:style-name="T14">También hay que añadir la clase al método register: admin.site.register(Clientes, ClientesAdmin)</text:span></text:p>
            </text:list-item>
          </text:list>
        </text:list-item>
        <text:list-item>
          <text:p text:style-name="P50"><text:span text:style-name="T14">podemos poner una casilla de búsqueda por si queremos buscar entre el listado de los clientes:</text:span></text:p>
          <text:list>
            <text:list-item>
              <text:p text:style-name="P50"><text:span text:style-name="T14">vamos a admin.py y agregamos debajo de list_display: search_fields = (“nombre”, “tfno”) – así hay opción de búsqueda en nombre y teléfono (no lo indica, es lo que hace).</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18:18:46.277422382</meta:creation-date>
    <meta:generator>LibreOffice/6.4.7.2$Linux_X86_64 LibreOffice_project/40$Build-2</meta:generator>
    <dc:date>2022-02-27T16:42:08.903424455</dc:date>
    <meta:editing-duration>PT6H39M1S</meta:editing-duration>
    <meta:editing-cycles>36</meta:editing-cycles>
    <meta:document-statistic meta:table-count="0" meta:image-count="0" meta:object-count="0" meta:page-count="4" meta:paragraph-count="111" meta:word-count="1485" meta:character-count="9367" meta:non-whitespace-character-count="8072"/>
  </office:meta>
</office:document-meta>
</file>